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text-properties fo:font-variant="normal" fo:text-transform="none" fo:color="#111111" style:font-name="Poppins" fo:font-size="14pt" fo:letter-spacing="0.0075in" fo:font-style="normal" fo:font-weight="normal" officeooo:paragraph-rsid="0012cfe6" loext:padding="0in" loext:border="none"/>
    </style:style>
    <style:style style:name="P2" style:family="paragraph" style:parent-style-name="Text_20_body">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111111" style:font-name="Poppins" fo:font-size="14pt" fo:letter-spacing="0.0075in" fo:font-style="normal" fo:font-weight="normal" officeooo:paragraph-rsid="001c271d" loext:padding="0in" loext:border="none"/>
    </style:style>
    <style:style style:name="P3" style:family="paragraph" style:parent-style-name="Heading_20_3">
      <loext:graphic-properties draw:fill="solid" draw:fill-color="#ffffff" draw:opacity="100%"/>
      <style:paragraph-properties fo:margin-left="0in" fo:margin-right="0in" fo:margin-top="0in" fo:margin-bottom="0in" loext:contextual-spacing="false" fo:text-align="start" style:justify-single-word="false" fo:orphans="2" fo:widows="2" fo:text-indent="0in" style:auto-text-indent="false" fo:background-color="#ffffff" fo:padding="0in" fo:border="none"/>
      <style:text-properties fo:font-variant="normal" fo:text-transform="none" fo:color="#111111" style:font-name="Poppins" fo:font-size="14pt" fo:letter-spacing="0.0075in" fo:font-style="normal" fo:font-weight="normal" officeooo:paragraph-rsid="001c271d" loext:padding="0in" loext:border="none"/>
    </style:style>
    <style:style style:name="T1" style:family="text">
      <style:text-properties officeooo:rsid="0012cfe6"/>
    </style:style>
    <style:style style:name="T2" style:family="text">
      <style:text-properties fo:font-weight="bold" style:font-weight-asian="bold" style:font-weight-complex="bold"/>
    </style:style>
    <style:style style:name="T3" style:family="text">
      <style:text-properties fo:font-weight="bold" officeooo:rsid="0012cfe6" style:font-weight-asian="bold" style:font-weight-complex="bold"/>
    </style:style>
    <style:style style:name="T4" style:family="text">
      <style:text-properties officeooo:rsid="00149e14"/>
    </style:style>
    <style:style style:name="T5" style:family="text">
      <style:text-properties officeooo:rsid="00157def"/>
    </style:style>
    <style:style style:name="T6" style:family="text">
      <style:text-properties officeooo:rsid="00163b45"/>
    </style:style>
    <style:style style:name="T7" style:family="text">
      <style:text-properties officeooo:rsid="00165b4c"/>
    </style:style>
    <style:style style:name="T8" style:family="text">
      <style:text-properties officeooo:rsid="001710cc"/>
    </style:style>
    <style:style style:name="T9" style:family="text">
      <style:text-properties officeooo:rsid="0019086e"/>
    </style:style>
    <style:style style:name="T10" style:family="text">
      <style:text-properties officeooo:rsid="001be4f2"/>
    </style:style>
    <style:style style:name="T11" style:family="text">
      <style:text-properties officeooo:rsid="001c27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T2">Σχετικά:</text:span><text:line-break/><text:line-break/>Ο διαγωνισμός "Jacques Offenbach Grand Prix" είναι μια νέα πρωτοβουλία του Φεστιβάλ "Gegen den Strom" που εδρεύει στο Bad Ems <text:span text:style-name="T1">an der Lahn στη Γερμανία. <text:s/>Ο διεθνής αυτός διαγωνισμός,ο οποίος για το έτος 2021 θα διεξαχθεί διαδυκτιακά, έχει στο επίκεντρο τον συνθέτη Jacques Offenbach, δημιουργώντας παράλληλα μία επαγγελματική πλατφόρμα για επαγγελματίες τραγουδιστές, στην οποία μπορούν να παρουσιαστούν και να δημιουργήσουν επαφές με εταιρείες παραγωγής λυρικού θεάματος και φεστιβάλς διεθνώς. <text:s/>Τραγουδιστές από όλο τον κόσμο μπορούν να διαγωνιστούν σε ένα ευρύ ρεπερτόριο, το οποίο συμπεριλαμβάνει υποχρεωτικά και ρεπερτόριο από τα έργα του συνθέτη, και να κερδίσουν τόσο χρηματικά έπαθλα όσο και μελλοντική συμμετοχή σε καλλιτεχνικές διοργανώσεις και masterclasses. Αυτό που κάνει ιδιαίτερο τον συγκεκριμένο διαγωνισμό είναι το γεγονός ότι δίνεται η δυνατότητα ψήφου και στο κοινό, του οποίου η ψήφος θα μετρήσει όσο ενός μέλους της επιτροπής.</text:span></text:h>
      <text:h text:style-name="P1" text:outline-level="3"><text:line-break/><text:line-break/><text:line-break/><text:span text:style-name="T3">Jacques Offenbach </text:span><text:span text:style-name="T2">Grand Prix και Διεθνής Θερινή Ακαδημία Όπερας στο </text:span><text:span text:style-name="T3">Bad Ems:</text:span><text:line-break/><text:line-break/>Το "Jacques Offenbach Grand Prix" ήταν αρχικά σχεδιασμένο ώστε να συνδέεται άμεσα και με τη Διεθνή Θερινή Ακαδημία Όπερας στο <text:span text:style-name="T1">Bad Ems, ένα επίσης νέο πρότζεκτ του Φεστιβάλ Gegen den Strom, που ήταν προγραμματισμένο για το καλοκαίρι του 2021. <text:s/>Σε όλους τους νικητές του Grand Prix θα γινόταν συμβόλαιο για να τραγουδήσουν πρωταγωνιστικούς ρόλους στην παραγωγή της όπερας “Τα παραμύθια του Χόφμαν” στο Bad Ems, στην οποία θα συμμετείχαν και σπουδαστές μέλη της Θερινής Ακαδημίας (σε μικρότερους ρόλους και χορωδία), αλλά λόγω των διεθνών περιορισμών που επιβλήθηκαν λόγω της πανδημίας, ή Θερινή Ακαδημία έπρεπε να αναβληθεί για φέτος. Έτσι, για αυτή την χρονιά, το “Jacques Offenbach Grand Prix” θα πραγματοποιηθεί διαδυκτιακά και οι νικητές θα έχουν προσφορές για μελλοντικές συνεργασίες, τόσο από το φεστιβάλ “Gegen den Strom”, όσο και από τα μέλη της επιτροπής τα οποία αντιπροσωπεύουν άλλους, ανάλογους θεσμούς. <text:s/></text:span></text:h>
      <text:h text:style-name="P3" text:outline-level="3"><text:bookmark text:name="terms"/><text:soft-page-break/>Όροι συμμετοχής:<text:span text:style-name="T11">&lt;br&gt;&lt;br&gt;</text:span><text:line-break/><text:line-break/>1. ΓΕΝΙΚΟΙ ΟΡΟΙ<text:span text:style-name="T11">&lt;br&gt;&lt;br&gt;</text:span><text:line-break/><text:line-break/>1.1 Tο 2021 Grand Prix έχει μία κατηγορία: Όπερα/ Οπερέτα<text:span text:style-name="T11">&lt;br&gt;</text:span><text:line-break/>1.2 Tο Grand Prix είναι ανοιχτό σε όλους τους οπερατικούς<text:span text:style-name="T11">&lt;br&gt;</text:span> τραγουδιστές<text:span text:style-name="T11">&lt;br&gt;</text:span><text:line-break/>- όλων των εθνικοτήτων<text:span text:style-name="T11">&lt;br&gt;</text:span><text:line-break/>- που είναι άνω των <text:span text:style-name="T4">18 ετών</text:span><text:span text:style-name="T11">&lt;br&gt;</text:span><text:line-break/>- που έχουν ολοκληρώσει τις σπουδές τους στο κλασικό τραγούδι<text:span text:style-name="T11">&lt;br&gt;</text:span><text:line-break/>- που δεν έχουν υπάρξει μαθητές κάποιου μέλους της επιτροπής στη διάρκεια των τελευταίων <text:span text:style-name="T4">2 χρόνων</text:span><text:span text:style-name="T11">&lt;br&gt;</text:span><text:line-break/>1.3 Όλες οι φάσεις του Grand Prix θα πραγματοποιηθούν διαδυκτιακά λόγω των διεθνών περιορισμών εξαιτίας της πανδημίας του Covid19.<text:span text:style-name="T11">&lt;br&gt;</text:span><text:line-break/>1.4 Οι αποφάσεις της επιτροπής είναι τελειωτικές και αδιαμφισβήτητες.<text:span text:style-name="T11">&lt;br&gt;</text:span><text:line-break/>1.5 Όλη η αλληλογραφία που αφορά τον διαγωνισμό <text:span text:style-name="T4">(συμμετοχή κ.ά) θα γίνεται στην αγγλική γλώσσα. </text:span><text:span text:style-name="T11">&lt;br&gt;&lt;br&gt;</text:span><text:line-break/><text:line-break/>2. ΑΙΤΗΣΕΙΣ ΣΥΜΜΕΤΟΧΗΣ ΚΑΙ ΚΟΣΤΟΣ ΣΥΜΜΕΤΟΧΗΣ<text:span text:style-name="T11">&lt;br&gt;&lt;br&gt;</text:span><text:line-break/><text:line-break/>2.1 Αιτήσεις συμμετοχής θα γίνονται δεκτές μέχρι και <text:span text:style-name="T4">30 Απριλίου 2021.</text:span><text:span text:style-name="T11">&lt;br&gt;</text:span><text:line-break/>2.2 Οι αιτήσεις συμμετοχής μπορούν να γίνονται αποκλειστικά μέσω αυτής της ιστοσελίδας <text:span text:style-name="T4">(βλ. “Apply” στο “Menu”).</text:span><text:span text:style-name="T11">&lt;br&gt;</text:span><text:line-break/>2.3 Η αίτηση μπορεί να ολοκληρωθεί μόνο αφού οι συμμετέχοντες<text:span text:style-name="T4"> θα έχουν ολοκληρώσει και τη διαδικασία καταβολής του ποσού που επιβάλλεται για την συμμετοχή και έχει ανεβάσει τα ζητούμενα αποδεικτικά πληρωμής, ακολουθώντας τις οδηγίες όπως αναγράφονται στην αίτηση.</text:span><text:span text:style-name="T11">&lt;br&gt;</text:span><text:line-break/>2.4 Κόστος συμμετοχής: € 50.<text:span text:style-name="T11">&lt;br&gt;</text:span><text:line-break/>2.5 Το κόστος συμμετοχής μπορεί να εξοφληθεί μόνο με διατραπεζική συναλλαγή.<text:span text:style-name="T11">&lt;br&gt;</text:span><text:line-break/>2.7 Το κόστος συμμετοχής δεν επιστρέφεται.<text:span text:style-name="T11">&lt;br&gt;</text:span><text:line-break/>2.8 Οι συμμετέχοντες που θα περάσουν στην τελική <text:span text:style-name="T5">(3η)</text:span> φάση του διαγωνισμού θα πρέπει να ανεβάσουν επιπλέον και μια φωτογραφία της ταυτότητάς ή του διαβατηρίου τους.<text:span text:style-name="T11">&lt;br&gt;&lt;br&gt;</text:span><text:line-break/><text:line-break/>3. Ο ΔΙΑΓΩΝΙΣΜΟΣ<text:span text:style-name="T11">&lt;br&gt;&lt;br&gt;</text:span><text:line-break/><text:line-break/>3.1 Το Grand Prix θα πραγματοποιηθεί διαδυκτιακά λόγω των διεθνών περιορισμών εξαιτίας της πανδημίας του Covid19.<text:span text:style-name="T11">&lt;br&gt;</text:span><text:line-break/>3.2 Όλοι οι συμμετέχοντες θα πρέπει να στείλουν βίντεο που δε θα είναι παλαιότερα των <text:span text:style-name="T6">3 ετών.</text:span><text:span text:style-name="T11">&lt;br&gt;</text:span><text:line-break/><text:soft-page-break/>3.3 Η ποιότητα του ήχου και της εικόνας πιθανόν να επηρεάσει την κρίση της επιτροπής.<text:span text:style-name="T11">&lt;br&gt;</text:span><text:line-break/>3.4 Γενικά: Οι ζωντανές ηχογραφήσεις με κοινό γίνονται δεκτές <text:span text:style-name="T6">(συμπεριλαμβανομένων και αυτές με ορχήστρα) και επιτρέπεται να είναι βίντεο που έχουν υποστεί επεξεργασία (βλ. 4. “ΤΟ ΡΕΠΕΡΤΟΡΙΟ” για διευκρινίσεις). Μαγνητοσκοπήσεις με προενορχήστρωση (Karaoke) χωρίς κοινό θα γίνονται δεκτές, αν η μαγνητοσκόπηση είναι μίας λήψης και χωρίς να έχει υποστεί επεξεργασία. </text:span>Σημ.: Αν μαγνητοσκοπείτε στο σπίτι, φροντίστε να έχετε την σωστή αμφίεση <text:span text:style-name="T6">(όχι εσώρουχα, πιτζάμες κτλ.)</text:span><text:span text:style-name="T11">&lt;br&gt;</text:span><text:line-break/><text:line-break/>3.5 Όλα τα βίντεο των συμετεχόντων θα δημοσιευτούν στην ιστοσελίδα του διαγωνισμού, ώστε να μπορεί να ψηφίσει και να σχολιάσει και το κοινό. <text:s/>Σημειώστε ότι θα δημοσιευτούν επίσης και τα βιογραφικά των συμμετεχόντων, οπότε παρακαλούμε να μην αναγράφετε προσωπικές λεπτομέρειες, όπως τηλέφωνο, διεύθυνση κτλ. Παρακαλούμε να δείτε προσεχτικά το "Watch &amp; Vote" παράθυρο στο Μενού, ώστε να δείτε και μόνοι σας πώς παρουσιάζεστε στην ιστοελίδα του διαγωνισμού, εφόσον η αίτησή σας έχει γίνει δεκτή. <text:span text:style-name="T11">&lt;br&gt;</text:span><text:line-break/>3.6 Ο διαγωνισμός θα διεξαχθεί σε τρεις φάσεις.<text:span text:style-name="T11">&lt;br&gt;&lt;br&gt;</text:span><text:line-break/><text:line-break/>4. ΤΟ ΡΕΠΕΡΤΟΡΙΟ<text:span text:style-name="T11">&lt;br&gt;&lt;br&gt;</text:span><text:line-break/><text:line-break/>4.1 <text:span text:style-name="T7">Tο ρεπερτόιο του </text:span>Grand Prix πρέπει να περιλαμβάνει μόνο έργα από όπερα ή οπερέτα και ερηνευμένα αποκλειστικά στην αυθεντική τους γλώσσα.<text:span text:style-name="T11">&lt;br&gt;</text:span><text:line-break/>4.2 Για την πρώτη φάση του διαγωνσιμού, οι συμμετέχοντες θα πρέπει να στείλουν ένα βίντεο με μία άρια της δικής τους επιλογής.<text:span text:style-name="T11">&lt;br&gt;</text:span><text:line-break/>4.3 Για τη δεύτερη φάση του διαγωνισμού, οι συμμετέχοντες θα έχουν δύο εβδομάδες καιρό, <text:span text:style-name="T8">μετά το πέρας της ανακοίνωσης των αποτελεσμάτων, για να στείλουν: ένα βίντεο με μία άρια στην γερμανική γλώσσα (δικής τους επιλογής) και μία άρια από όπερα ή οπερέτα του</text:span> Jacques Offenbach.<text:span text:style-name="T11">&lt;br&gt;</text:span><text:line-break/>4.4 Για την τρίτη φάση του διαγωνισμού <text:span text:style-name="T8">(τελικός), οι συμμετέχοντες θα πρέπει να στείλουν τρία βίντεο: Κάθε βίντεο θα πρέπει να έχει μαγνητοσκοπηθεί αυστηρά με μία μόνο κάμερα, χωρίς κοψίματα ή επεξεργασία, ειδικά για την τελική φάση αυτού του διαγωνισμού. <text:s/>Το υποχρεωτικό ρεπερτόριο για όλους τους φιναλίστ είναι: Μία άρια από όπερα ή οπερέτα του </text:span>Jacques Offenbach, μία άρια στην γαλλική γλώσσα <text:span text:style-name="T8">(ελεύθερης επιλογής) και μία άρια στην ιταλική γλώσσα (ελεύθερης επιλογής).</text:span> Στους φιναλίστ θα δωθούν επίσης δύο εβδομάδες χρόνος μετά το πέρας της ανακοίνωσης των αποτελεσμάτων της δεύτερης φάσης του διαγωνισμού, προκειμένου να μαγνητοσκοπήσουν τα βίντεο.<text:span text:style-name="T11">&lt;br&gt;&lt;br&gt;</text:span><text:line-break/><text:line-break/><text:soft-page-break/><text:line-break/>5. ΒΡΑΒΕΙΑ<text:span text:style-name="T11">&lt;br&gt;&lt;br&gt;</text:span><text:line-break/><text:line-break/>1ο Βραβείο: € 1.500<text:span text:style-name="T11">&lt;br&gt;&lt;br&gt;</text:span><text:line-break/><text:line-break/>2ο Βραβείο: € 1.000<text:span text:style-name="T11">&lt;br&gt;&lt;br&gt;</text:span><text:line-break/><text:line-break/>3ο Βραβείο: € 500<text:span text:style-name="T11">&lt;br&gt;&lt;br&gt;&lt;br&gt;</text:span><text:line-break/><text:line-break/>Εκτός από τα χρηματικά έπαθλα, οι νικητές του Grand Prix θα λάβουν υποτροφίες και προσφορές για μελλοντικές εργασίες από όλα τα μέλη της επιτροπής.<text:span text:style-name="T11">&lt;br&gt;&lt;br&gt;</text:span><text:line-break/><text:line-break/>6. ΕΠΙΤΡΟΠΗ<text:span text:style-name="T11">&lt;br&gt;&lt;br&gt;</text:span><text:line-break/><text:line-break/>1. Annegret Ritzel<text:span text:style-name="T11">&lt;br&gt;</text:span><text:line-break/>Πρόεδρος της Επιτροπής <text:span text:style-name="T9">(Γερμανία)</text:span><text:line-break/>Σκηνοθέτης/Αντιπρόεδρος του <text:span text:style-name="T9">Offenbach Gesellschaft Bad Ems και Καλλιτεχνική Διευθύντρια του Festival Gegen den Strom, τέως Διευθύντρια στο Κρατικό Θέατρο του Wiesbaden.</text:span></text:h>
      <text:h text:style-name="P3" text:outline-level="3"><text:span text:style-name="T11">&lt;br&gt;&lt;br&gt;</text:span><text:line-break/><text:line-break/>2. Michael Hofstetter<text:line-break/>Διευθυντής Ορχήστρας <text:span text:style-name="T9">(Γερμανία)</text:span></text:h>
      <text:h text:style-name="P3" text:outline-level="3"><text:span text:style-name="T11">&lt;br&gt;&lt;br&gt;</text:span><text:line-break/><text:line-break/>3. Φίλιππος Μοδινός<text:line-break/>Τενόρος/ Πιανίστας/ Διευθυντής Εταιρίας Λυρικού Θεάτρου Ελλάδος <text:span text:style-name="T9">(Ελλάδα)</text:span></text:h>
      <text:h text:style-name="P3" text:outline-level="3"><text:span text:style-name="T11">&lt;br&gt;&lt;br&gt;</text:span><text:line-break/>4. Richard Rittelmann<text:line-break/>Βαρύτονος/ Καλλιτεχνικός Διευθυντής της “Rosaces Art Productions” (Γαλλία)</text:h>
      <text:h text:style-name="P3" text:outline-level="3"><text:span text:style-name="T11">&lt;br&gt;&lt;br&gt;</text:span><text:line-break/>5. Christian Deliso<text:line-break/>Διευθυντής Ορχήστρας/ Πιανίστας/ Μουσικός Διευθυντής στο <text:span text:style-name="T9">Oltre Lirica και στο </text:span>“Oscar della Lyrica” (Iταλία)</text:h>
      <text:p text:style-name="P2"><text:span text:style-name="T11">&lt;br&gt;&lt;br&gt;</text:span><text:line-break/>6. Giovanni Vitali<text:line-break/>Διευθυντής στο τμήμα προώθησης πολιτιστικού έργου στο θέατρο Maggio Musicale Fiorentino και Καλλιτεχνικός Διευθυντής στο φεστιβάλ “Solo Belcanto” στο Montisi-Montalcino (Iταλία).</text:p>
      <text:p text:style-name="P2"><text:span text:style-name="T11">&lt;br&gt;&lt;br&gt;</text:span><text:line-break/>7. Tο κοινό!<text:span text:style-name="T11">&lt;br&gt;</text:span><text:line-break/><text:soft-page-break/>Στο κοινό θα δωθεί ψήφος που θα επηρεάζει την έκβαση του διαγωνισμού σε όλες τις φάσεις. Η ψήφος του κοινού θα μετρήσει ως μία ψήφος της επιτροπής.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oppins" svg:font-family="Poppins,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2T13:26:30.950256000</meta:creation-date>
    <dc:date>2021-03-29T15:54:33.805000000</dc:date>
    <meta:editing-duration>PT1H59M13S</meta:editing-duration>
    <meta:editing-cycles>3</meta:editing-cycles>
    <meta:generator>LibreOffice/6.4.3.2$Windows_X86_64 LibreOffice_project/747b5d0ebf89f41c860ec2a39efd7cb15b54f2d8</meta:generator>
    <meta:document-statistic meta:table-count="0" meta:image-count="0" meta:object-count="0" meta:page-count="5" meta:paragraph-count="9" meta:word-count="1076" meta:character-count="7437" meta:non-whitespace-character-count="6338"/>
  </office:meta>
</office:document-meta>
</file>